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5.034339430080000pt"/>
    </style:style>
    <style:style style:name="gr4" style:family="graphic">
      <style:graphic-properties draw:fill="gradient" draw:fill-gradient-name="gradient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5" style:family="graphic">
      <style:graphic-properties draw:fill="gradient" draw:fill-gradient-name="gradient3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6" style:family="graphic">
      <style:graphic-properties draw:fill="gradient" draw:fill-gradient-name="gradient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7" style:family="graphic">
      <style:graphic-properties draw:fill="gradient" draw:fill-gradient-name="gradient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8" style:family="graphic">
      <style:graphic-properties draw:fill="solid" draw:fill-color="#35353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792.001372051999965pt" fo:page-width="612.00106022199997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Layer"/>
          <draw:layer draw:name="Number"/>
          <draw:layer draw:name="assa"/>
          <draw:layer draw:name=""/>
        </draw:layer-set>
        <draw:path draw:style-name="gr1" xml:id="shape-1" draw:id="shape-1" draw:layer="Layer" svg:width="584.66009199009pt" svg:height="710.56392744558pt" svg:x="12.83621395627pt" svg:y="64.89156538765pt" svg:viewBox="0 0 585 711" svg:d="M462.174 291.338C438.345 141.768 416.703 17.3257 295.866 0C164.793 0 120.588 165.006 120.314 277.863C14.0581 417.216 -71.303 527.291 88.22 434.761C89.763 597.9 197.643 710.564 299.849 710.564C406.591 710.564 508.992 587.676 492.607 431.863C592.212 504.15 648.061 509.205 462.174 291.338Z" calligra:nodeTypes="ccccccc">
          <draw:glue-point draw:id="4" svg:x="0.50000000000pt" svg:y="0.50000000000pt" draw:align="center"/>
        </draw:path>
        <draw:ellipse draw:style-name="gr2" xml:id="shape-2" draw:id="shape-2" draw:layer="Layer" svg:width="332.38109992219pt" svg:height="448.22934951767pt" draw:transform="matrix(1.00000000000 0.00000000000 0.00355741283 1.00000000000 124.63762180396pt 286.45550457297pt)" draw:kind="full">
          <draw:glue-point draw:id="4" svg:x="0.50000000000pt" svg:y="0.50000000000pt" draw:align="center"/>
        </draw:ellipse>
        <draw:ellipse draw:style-name="gr3" xml:id="shape-3" draw:id="shape-3" draw:layer="Layer" svg:width="122.66860804164pt" svg:height="137.34327211400pt" draw:transform="matrix(1.00000000000 0.00000000000 0.00355741283 1.00000000000 297.70945446817pt 195.74708168104pt)" draw:kind="full">
          <draw:glue-point draw:id="4" svg:x="0.50000000000pt" svg:y="0.50000000000pt" draw:align="center"/>
        </draw:ellipse>
        <draw:ellipse draw:style-name="gr3" xml:id="shape-4" draw:id="shape-4" draw:layer="Layer" svg:width="115.45280756861pt" svg:height="184.40495276846pt" draw:transform="matrix(1.00000000000 0.00000000000 0.00355741283 1.00000000000 183.81542713549pt 176.28578864875pt)" draw:kind="full">
          <draw:glue-point draw:id="4" svg:x="0.50000000000pt" svg:y="0.50000000000pt" draw:align="center"/>
        </draw:ellipse>
        <draw:ellipse draw:style-name="gr4" xml:id="shape-5" draw:id="shape-5" draw:layer="Layer" svg:width="35.04817372619pt" svg:height="65.31008743883pt" draw:transform="matrix(1.00000000000 0.00000000000 0.00355741283 1.00000000000 312.33386616003pt 249.94679224187pt)" draw:kind="full">
          <draw:glue-point draw:id="4" svg:x="0.50000000000pt" svg:y="0.50000000000pt" draw:align="center"/>
        </draw:ellipse>
        <draw:path draw:style-name="gr5" xml:id="shape-6" draw:id="shape-6" draw:layer="Layer" svg:width="120.45219667238pt" svg:height="108.76372308453pt" svg:x="238.06883036962pt" svg:y="308.84547126254pt" svg:viewBox="0 0 120 109" svg:d="M102.258 57.7358C150.026 9.65973 92.9983 0.985011 54.157 0.0312192C27.8106 -0.922579 -21.7799 20.0159 10.6317 57.7358C28.4054 78.2876 39.61 96.3645 56.6265 108.764C76.6442 86.8267 84.6374 80.195 102.258 57.7358Z" calligra:nodeTypes="ccccc">
          <draw:glue-point draw:id="4" svg:x="0.50000000000pt" svg:y="0.50000000000pt" draw:align="center"/>
        </draw:path>
        <draw:path draw:style-name="gr6" xml:id="shape-7" draw:id="shape-7" draw:layer="Layer" svg:width="231.12527339393pt" svg:height="128.32078992867pt" svg:x="75.33985855148pt" svg:y="659.29686166427pt" svg:viewBox="0 0 231 128" svg:d="M230.965 121.924C234.509 66.0793 178.926 3.88428 114.722 0.157928C50.5182 -3.56845 -12.6458 59.2568 2.18685 124.287C45.7448 127.385 43.8413 124.594 108.045 128.321C175.584 125.475 194.087 128.472 230.965 121.924Z" calligra:nodeTypes="ccccc">
          <draw:glue-point draw:id="4" svg:x="0.50000000000pt" svg:y="0.50000000000pt" draw:align="center"/>
        </draw:path>
        <draw:path draw:style-name="gr7" xml:id="shape-8" draw:id="shape-8" draw:layer="Layer" svg:width="231.24917324071pt" svg:height="127.32180398447pt" svg:x="336.75978999511pt" svg:y="661.03673356340pt" svg:viewBox="0 0 231 127" svg:d="M231.144 119.801C234.02 64.3653 177.7 3.19283 113.46 0.108887C49.2207 -2.97503 -13.1836 59.9561 2.42455 124.33C46.0137 126.988 44.077 124.238 108.317 127.322C175.812 123.854 194.349 126.65 231.144 119.801Z" calligra:nodeTypes="ccccc">
          <draw:glue-point draw:id="4" svg:x="0.50000000000pt" svg:y="0.50000000000pt" draw:align="center"/>
        </draw:path>
        <draw:ellipse draw:style-name="gr4" xml:id="shape-9" draw:id="shape-9" draw:layer="Layer" svg:width="42.79609781847pt" svg:height="78.30109226549pt" draw:transform="matrix(1.00000000000 0.00000000000 0.00355741283 1.00000000000 245.42704286098pt 238.54877667822pt)" draw:kind="full">
          <draw:glue-point draw:id="4" svg:x="0.50000000000pt" svg:y="0.50000000000pt" draw:align="center"/>
        </draw:ellipse>
        <draw:path draw:style-name="gr8" xml:id="shape-10" draw:id="shape-10" draw:layer="assa" svg:width="405.08083489334pt" svg:height="154.11671878232pt" svg:x="107.45161634037pt" svg:y="84.20846428960pt" svg:viewBox="0 0 405 154" svg:d="M400.416 68.1824C365.529 26.0354 311.658 4.2281 202.17 4.2281C84.3513 -2.88561 -21.97 -10.6619 3.92562 68.1824C42.9836 109.296 98.4784 125.923 201.425 140.258C355.375 179.558 424.431 128.879 400.416 68.1824" calligra:nodeTypes="ccccc">
          <draw:glue-point draw:id="4" svg:x="0.50000000000pt" svg:y="0.50000000000pt" draw:align="center"/>
        </draw:path>
        <draw:path draw:style-name="gr8" xml:id="shape-11" draw:id="shape-11" draw:layer="assa" svg:width="234.12102040008pt" svg:height="116.95492305197pt" svg:x="187.99900901236pt" svg:y="56.51306487348pt" svg:viewBox="0 0 234 117" svg:d="M0 0L234.121 0L234.121 78.4907C169.906 123.57 95.5636 135.629 0 78.4907Z" calligra:nodeTypes="ccccc">
          <draw:glue-point draw:id="4" svg:x="0.50000000000pt" svg:y="0.50000000000pt" draw:align="center"/>
        </draw:path>
        <draw:ellipse draw:style-name="gr8" xml:id="shape-12" draw:id="shape-12" draw:layer="assa" svg:width="231.53257691413pt" svg:height="90.95867595479pt" svg:x="187.99900901236pt" svg:y="11.83161001874pt" draw:kind="full">
          <draw:glue-point draw:id="4" svg:x="0.50000000000pt" svg:y="0.50000000000pt" draw:align="center"/>
        </draw:ellipse>
        <draw:frame>
          <draw:image xlink:type="simple" xlink:show="embed" xlink:actuate="onLoad" xlink:href="SvgImages/Image1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3" svg:spreadMethod="reflect" svg:x1="89.791823%" svg:x2="82.469990%" svg:y1="71.748140%" svg:y2="-37.337860%">
      <svg:stop svg:offset="0.14" svg:stop-color="#ffb300"/>
      <svg:stop svg:offset="0.7" svg:stop-color="#fff300"/>
    </svg:linearGradient>
    <svg:linearGradient draw:name="gradient4" svg:spreadMethod="pad" svg:x1="0.000000%" svg:x2="100.000000%" svg:y1="50.000000%" svg:y2="100.000000%">
      <svg:stop svg:offset="0" svg:stop-color="#ff0000"/>
      <svg:stop svg:offset="0.525559" svg:stop-color="#ffff00"/>
    </svg:linearGradient>
    <svg:linearGradient draw:name="gradient5" svg:spreadMethod="pad" svg:x1="99.915628%" svg:x2="0.181013%" svg:y1="40.647194%" svg:y2="61.041575%">
      <svg:stop svg:offset="0" svg:stop-color="#ff0000"/>
      <svg:stop svg:offset="0.652567" svg:stop-color="#ffff00"/>
    </svg:linearGradient>
    <svg:radialGradient draw:name="gradient1" svg:cx="29.463122%" svg:cy="32.123706%" svg:fx="64.978419%" svg:fy="67.107272%" svg:r="89.603224%" svg:spreadMethod="reflect">
      <svg:stop svg:offset="0.28" svg:stop-color="#000000"/>
      <svg:stop svg:offset="0.68" svg:stop-color="#645d5d"/>
    </svg:radialGradient>
    <svg:radialGradient draw:name="gradient2" svg:cx="52.045763%" svg:cy="54.172613%" svg:fx="52.045763%" svg:fy="54.172613%" svg:r="124.536533%" svg:spreadMethod="reflect">
      <svg:stop svg:offset="0.281873" svg:stop-color="#000000"/>
      <svg:stop svg:offset="0.91454" svg:stop-color="#fff300"/>
    </svg:radial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4</meta:editing-cycles>
    <dc:date>2016-12-18T22:42:12</dc:date>
    <meta:creation-date>2008-10-27T22:59:39</meta:creation-date>
  </office:meta>
</office:document-meta>
</file>